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801cm" fo:margin-left="0.222cm" table:align="left"/>
    </style:style>
    <style:style style:name="Tabla1.A" style:family="table-column">
      <style:table-column-properties style:column-width="16.801cm"/>
    </style:style>
    <style:style style:name="Tabla1.1" style:family="table-row">
      <style:table-row-properties style:min-row-height="14.605cm"/>
    </style:style>
    <style:style style:name="Tabla1.A1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Standard">
      <style:text-properties officeooo:rsid="00031178" officeooo:paragraph-rsid="00031178"/>
    </style:style>
    <style:style style:name="P2" style:family="paragraph" style:parent-style-name="Table_20_Contents">
      <style:text-properties style:text-line-through-style="solid" style:text-line-through-type="single" style:text-position="super 58%" style:font-name="DejaVu Math TeX Gyre" fo:font-size="22pt" fo:font-style="italic" style:text-underline-style="solid" style:text-underline-width="bold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able_20_Contents">
      <style:text-properties fo:color="#c9211e" loext:opacity="100%" style:text-line-through-style="solid" style:text-line-through-type="single" style:font-name="Carlito"/>
    </style:style>
    <style:style style:name="P4" style:family="paragraph" style:parent-style-name="Table_20_Contents">
      <style:text-properties fo:color="#861141" loext:opacity="100%" style:text-line-through-style="none" style:text-line-through-type="none" style:font-name="Carlito" fo:font-style="italic" fo:font-weight="bold" fo:background-color="#ffff00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color="#dddddd" loext:opacity="100%" style:text-line-through-style="solid" style:text-line-through-type="single" style:text-position="super 58%" style:font-name="DejaVu Math TeX Gyre" fo:font-size="16pt" fo:font-style="italic" style:text-underline-style="solid" style:text-underline-width="bold" style:text-underline-color="font-color" fo:font-weight="bold" fo:background-color="#fffff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able_20_Contents">
      <style:text-properties fo:color="#dddddd" loext:opacity="100%" style:text-line-through-style="solid" style:text-line-through-type="single" style:text-position="super 58%" style:font-name="DejaVu Math TeX Gyre" fo:font-size="22pt" fo:font-style="italic" style:text-underline-style="solid" style:text-underline-width="bold" style:text-underline-color="font-color" fo:font-weight="bold" fo:background-color="#ffffff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able_20_Contents">
      <style:text-properties fo:color="#1e6a39" loext:opacity="100%" style:text-line-through-style="solid" style:text-line-through-type="single" style:text-position="super 58%" style:font-name="C059" fo:font-size="16pt" fo:font-style="italic" style:text-underline-style="solid" style:text-underline-width="bold" style:text-underline-color="font-color" fo:font-weight="bold" officeooo:paragraph-rsid="0003f68e" fo:background-color="#ff0000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able_20_Contents">
      <style:text-properties fo:color="#1e6a39" loext:opacity="100%" style:text-line-through-style="solid" style:text-line-through-type="single" style:text-position="super 58%" style:font-name="Linux Biolinum Keyboard O" fo:font-size="16pt" fo:font-style="italic" style:text-underline-style="solid" style:text-underline-width="bold" style:text-underline-color="font-color" fo:font-weight="bold" officeooo:paragraph-rsid="0003f68e" fo:background-color="#00a933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able_20_Contents">
      <style:text-properties fo:color="#1e6a39" loext:opacity="100%" style:text-line-through-style="solid" style:text-line-through-type="single" style:text-position="super 58%" style:font-name="Linux Biolinum Keyboard O" fo:font-size="8pt" fo:font-style="italic" style:text-underline-style="solid" style:text-underline-width="bold" style:text-underline-color="font-color" fo:font-weight="bold" officeooo:paragraph-rsid="0003f68e" fo:background-color="#00a933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Table_20_Contents">
      <style:text-properties fo:color="#000000" loext:opacity="100%" style:text-line-through-style="none" style:text-line-through-type="none" style:text-position="super 58%" style:font-name="Linux Libertine Mono O" fo:font-size="10pt" fo:font-style="italic" style:text-underline-style="solid" style:text-underline-width="bold" style:text-underline-color="font-color" fo:font-weight="bold" officeooo:paragraph-rsid="0003f68e" fo:background-color="#ff8000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text-properties fo:color="#000000" loext:opacity="100%" style:text-line-through-style="none" style:text-line-through-type="none" style:text-position="super 58%" style:font-name="Linux Libertine Mono O" fo:font-size="14pt" fo:font-style="italic" style:text-underline-style="solid" style:text-underline-width="bold" style:text-underline-color="font-color" fo:font-weight="bold" officeooo:paragraph-rsid="0003f68e" fo:background-color="#ff8000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font-name="C059"/>
    </style:style>
    <style:style style:name="T4" style:family="text">
      <style:text-properties fo:color="#1e6a39" loext:opacity="100%" style:font-name="C059"/>
    </style:style>
    <style:style style:name="T5" style:family="text">
      <style:text-properties fo:color="#1e6a39" loext:opacity="100%" style:font-name="C059" fo:background-color="#ff0000" loext:char-shading-value="0"/>
    </style:style>
    <style:style style:name="T6" style:family="text">
      <style:text-properties fo:color="#3465a4" loext:opacity="100%"/>
    </style:style>
    <style:style style:name="T7" style:family="text">
      <style:text-properties fo:background-color="#00a933" loext:char-shading-value="0"/>
    </style:style>
    <style:style style:name="T8" style:family="text">
      <style:text-properties style:font-name="Linux Biolinum Keyboard O"/>
    </style:style>
    <style:style style:name="T9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Sra. Cristina Pons Martí</text:p>
            <text:p text:style-name="P11">Presidenta del Club Esportiu Endavant</text:p>
            <text:p text:style-name="P11">C/ Clar, 73. 07750 Ferreries</text:p>
            <text:p text:style-name="P11">Us convoc a la propera reunió de la Federació de Clubs Esportius de</text:p>
            <text:p text:style-name="P11">Menorca.</text:p>
            <text:p text:style-name="P11">Dia: 12 de desembre del 2001</text:p>
            <text:p text:style-name="P11">Hora: 20.30 h</text:p>
            <text:p text:style-name="P11">Lloc: Sala d’Actes de l’Ajuntament de Ferreries, pl. Constitució, 21,</text:p>
            <text:p text:style-name="P11">Ferreries.</text:p>
            <text:p text:style-name="P11">Ordre del dia:</text:p>
            <text:p text:style-name="P11">1. Lectura i aprovació de l’acta de la sessió anterior.</text:p>
            <text:p text:style-name="P11">2. Organització del Campionat de Menorca de Natació.</text:p>
            <text:p text:style-name="P11">3. Admissió de nous membres a la Federació.</text:p>
            <text:p text:style-name="P11">4. Torn obert de paraules.</text:p>
            <text:p text:style-name="P11">[rúbrica]</text:p>
            <text:p text:style-name="P11">Joan Antoni Taltavull Pons</text:p>
            <text:p text:style-name="P11">President de la Federació de Clubs Esportius de Menorca</text:p>
            <text:p text:style-name="P11">Ferreries, 25 d’octubre de 2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Keyboard O" svg:font-family="'Linux Biolinum Keyboard O'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9:34:44.913650766</meta:creation-date>
    <dc:date>2025-10-28T10:38:55.927914153</dc:date>
    <meta:editing-duration>PT10M16S</meta:editing-duration>
    <meta:editing-cycles>1</meta:editing-cycles>
    <meta:document-statistic meta:table-count="1" meta:image-count="0" meta:object-count="0" meta:page-count="1" meta:paragraph-count="18" meta:word-count="101" meta:character-count="595" meta:non-whitespace-character-count="512"/>
    <meta:generator>LibreOffice/24.2.7.2$Linux_X86_64 LibreOffice_project/420$Build-2</meta:generator>
  </office:meta>
</office:document-meta>
</file>